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lide1<text:line-break/><text:line-break/>Всем привет.<text:line-break/>Меня зовут Александр Додатко. Я работаю в компании EPAM system.<text:line-break/><text:line-break/>Сейчас я расскажу вам о нашем опыте Continuous integration для iOS приложений.<text:line-break/>-------------------------------------<text:line-break/><text:line-break/><text:line-break/><text:line-break/><text:line-break/><text:line-break/>Slide2<text:line-break/><text:line-break/>Речь пойдет о работе с проектами в xCode, сборке из командной строки (без запуска GUI), создании библиотек для iOS (как обычных, так и "Universal binary" ), а также поставке версий для тестирования (deployment).<text:line-break/>-------------------------------------<text:line-break/><text:line-break/><text:line-break/><text:line-break/><text:line-break/>Slide3<text:line-break/><text:line-break/>Также мы рассмотрим unit-testing с помощью GHUnit и настройку hudson build server.<text:line-break/>Запуск приложений без запуска xCode будет полезен вашим тестировщикам (QA).<text:line-break/>-------------------------------------<text:line-break/><text:line-break/><text:line-break/><text:line-break/><text:line-break/><text:line-break/>Slide4<text:line-break/>Изначально build servers были нацелены на сборку Java и .NET проектов. Поддержка сборок для C и C++ выполнена гораздо хуже.<text:line-break/>Однакоко каждый из них может и исполняет свои основные функции : <text:line-break/> <text:s text:c="2"/>* получение исходных кодов из SVN <text:line-break/> <text:s text:c="2"/>* сборка проекта. (для c, c++ это запуск скрипта или makefile)<text:line-break/> <text:s text:c="2"/>* публикация результатов сборки (продуктов и unit tests)<text:line-break/>-------------------------------------<text:line-break/><text:line-break/><text:line-break/><text:line-break/><text:line-break/> <text:s text:c="2"/></text:p>
      <text:p text:style-name="P2">Slide5<text:line-break/><text:line-break/>Теперь разберемся, что же должен делать build script.<text:line-break/>В нашем случае он <text:line-break/> <text:s text:c="2"/>* собирает основной проект<text:line-break/> <text:s text:c="2"/>* собирает и запускает unit tests<text:line-break/> <text:s text:c="2"/>* подготавливает собранные продукты и test reports к обработке с помощью build server.<text:line-break/> <text:s text:c="2"/>* выкладывает сборку в директорию с общим доступом. ( наша команда использует dropbox. В зависимости от своих нужд вы можете использовать ftp или другие средства )<text:line-break/>-------------------------------------<text:line-break/><text:line-break/><text:line-break/><text:line-break/><text:line-break/><text:line-break/>Slide6<text:line-break/><text:line-break/>Для начала давайте вспомним, каким образом ОБЫЧНО осуществляется повторное использование кода в iOS проектах.<text:line-break/>На примере TouchXML мы видим что исходники просто копируются в основной проект.<text:line-break/>-------------------------------------<text:line-break/><text:line-break/><text:line-break/><text:line-break/><text:line-break/><text:line-break/>Slide7<text:line-break/><text:line-break/>Так делать не следует. Надеюсь, всем понятно почему.<text:line-break/>В особенности если код будет использоваться в нескольких проектах.<text:line-break/>-------------------------------------<text:line-break/><text:line-break/><text:line-break/><text:line-break/><text:line-break/><text:line-break/>Slide8<text:line-break/><text:line-break/>Вместо копирования следует использовать статические библиотеки, выделяя их в отдельные *.xcodeproj<text:line-break/>-------------------------------------<text:line-break/><text:line-break/><text:line-break/><text:line-break/><text:line-break/><text:line-break/></text:p>
      <text:p text:style-name="P2">Slide9<text:line-break/>Slide10<text:line-break/><text:line-break/>Для этого мы добавляем library sub-project.<text:line-break/>-------------------------------------<text:line-break/><text:line-break/><text:line-break/><text:line-break/><text:line-break/><text:line-break/>Slide11<text:line-break/><text:line-break/>После чего следует добавить зависимости компоновщика и заголовков интерфейсов.<text:line-break/>(linker and header dependencies)<text:line-break/>-------------------------------------<text:line-break/><text:line-break/><text:line-break/><text:line-break/><text:line-break/><text:line-break/><text:line-break/>Slide12<text:line-break/><text:line-break/>Вот и дошла очередь до Universal binaries. А что это?<text:line-break/>Это специальным образом собранная библиотека, которая содержит символы как для device, так и для simulator.<text:line-break/>Она используется для предоставления библиотеки сторонним разработчикам, не открывая своего драгоценного кода.<text:line-break/>В сегодняшнем докладе о техниках защиты от дизассемблирования речь идти не будет.<text:line-break/><text:line-break/>В MacOS для этих целей также используют frameworks и SDK. Однако Universal binary является их важной составляющей.<text:line-break/><text:line-break/>Использовать Universal binary так же просто, как и обычные static libraries в вашей любимой Mac OS X/Linux/Windows. <text:line-break/>А вот собрать ее куда сложнее.<text:line-break/>-------------------------------------<text:line-break/><text:line-break/><text:line-break/><text:line-break/><text:line-break/>Slide13<text:line-break/><text:line-break/>Для этого нужно собрать отдельные версии для device и simulator. А затем специальным образом объединить их.<text:line-break/>Вот она - эта "уличная магия".<text:line-break/>-------------------------------------</text:p>
      <text:p text:style-name="P2">Slide14<text:line-break/><text:line-break/>Теперь поговорим о процедуре deployment под iOS. <text:line-break/>Процедура "выкладывания в App Store" хорошо изучена и описана в документации Apple.<text:line-break/>Поэтому мы поговорим о поставке версий для тестирования.<text:line-break/>-------------------------------------<text:line-break/><text:line-break/><text:line-break/><text:line-break/><text:line-break/><text:line-break/><text:line-break/><text:line-break/>Slide15<text:line-break/><text:line-break/>Особенностью desktop applications является тот факт что сборка и исполнение производится на одной и той же системе.<text:line-break/>Поэтому организовать Continuous Integration сравнительно просто. Для таких приложений существует множество CI tools и литературы, описывающей процесс сборки.<text:line-break/>-------------------------------------<text:line-break/><text:line-break/><text:line-break/><text:line-break/><text:line-break/><text:line-break/>Slide16<text:line-break/><text:line-break/>Для iOS ситуация немного другая. Программы исполняются либо на реальном устройстве с iOS, либо на симуляторе.<text:line-break/>Ситуация дополнительно усложняется системой provisioning profiles, которую навязывает apple.<text:line-break/><text:line-break/>Посему автоматический запуск программ, сбор результатов тестов ( *.xml JUnit reports ) будет несколько труднее чем "написать имя программы в shell script" и "открыть файл на чтение".<text:line-break/>-------------------------------------<text:line-break/><text:line-break/><text:line-break/><text:line-break/><text:line-break/><text:line-break/></text:p>
      <text:p text:style-name="P2">Slide17<text:line-break/><text:line-break/>Если с этим всем не разобраться, то вашим QA прийдется доставать исходные коды из системы контроля версий (SVN, GIT, mercurial), КОМПИЛИРОВАТЬ их, настраивать у себя provisioning profiles.<text:line-break/>Наши QA одно время этим занимались.<text:line-break/><text:line-break/>Это неправильно. CI script должен собирать *.ipa файл, который может быть установлен на устройство с помощью iTunes.<text:line-break/>*.ipa файл содержит в себе приложение, собранное для iPhone, iPod или iPad. А также provisioning profiles, необходимые для установки. <text:line-break/>В принципе, profiles и application можно устанавливать на устройства отдельно. Однако с моей точки зрения, *.ipa файлы более удобны.<text:line-break/>-------------------------------------<text:line-break/><text:line-break/><text:line-break/><text:line-break/><text:line-break/><text:line-break/>Slide18<text:line-break/><text:line-break/>Итак, приступим к сборке. Данный слайд иллюстрирует взаимосвязь между xCode command line interface и GUI.<text:line-break/>Screenshot был взят из xCode3. Надеюсь, соответствие с xCode4 GUI вы сможете найти самостоятельно. (к моему сожалению, эти настройки разбросали по разным частям новой IDE).<text:line-break/>-------------------------------------<text:line-break/><text:line-break/><text:line-break/><text:line-break/><text:line-break/><text:line-break/>Slide19<text:line-break/><text:line-break/>После успешной сборки проекта соберем *.ipa файл для наших любимых QA и клиентов.<text:line-break/>Для этого нам нужно 3 вещи : <text:line-break/> <text:s text:c="2"/>* собранный *.app для iOS устройства<text:line-break/> <text:s text:c="2"/>* DeveloperName -- строка с информацией о developer profile. Пример -- в нижней части слайда.<text:line-break/> <text:s text:c="2"/>* Provisioning Profile -- это файл. Да-да. Тот самый файл который вы импортировали в свой Organizer. <text:line-break/>-------------------------------------<text:line-break/><text:line-break/><text:line-break/><text:line-break/><text:line-break/><text:line-break/></text:p>
      <text:p text:style-name="P2">Slide20<text:line-break/><text:line-break/>Следующая тема -- модульное тестирование. Мы рассмотрим <text:line-break/> <text:s text:c="2"/>* вопрос выбора testing framework.<text:line-break/> <text:s text:c="2"/>* технику автоматического запуска тестов на iOS simulator.<text:line-break/> <text:s text:c="2"/>* получение результатов тестирования по завершении работы iOS simulator.<text:line-break/>-------------------------------------<text:line-break/><text:line-break/><text:line-break/><text:line-break/><text:line-break/><text:line-break/>Slide21<text:line-break/><text:line-break/>Выбор unit test framework очень важен. Мы рассмотрели трех основных "игроков" для ObjectiveC.<text:line-break/>SenTestingKit, GoogleToolbox, GHUnit.<text:line-break/><text:line-break/>SenTestingKit разрабатывается в Apple и поставляется вместе с SDK.<text:line-break/>Он всем хорош кроме 2х вещей :<text:line-break/> <text:s text:c="2"/>1. Отсутствие Debug. (с помощью некоторых ухищрений этого можно добиться, пожертвовав корректной работой Assert)<text:line-break/> <text:s text:c="2"/>2. Отстутствие работы с Bundles. (для нас это важно, так как наши приложения активно взаимодействуют с web services)<text:line-break/>Если честно, мне немного непонятен подход Apple к данному вопросу.<text:line-break/><text:line-break/>Google toolbox пытается быть совместимым с ним. Поэтому страдает от тех же проблем.<text:line-break/>Хотя он содержит некоторые полезные функции. Такие как возможность сравнения screenshots приложения на предмет соответствия спецификации (при условии что она у вас есть).<text:line-break/><text:line-break/>GHUnit же избрал иной путь. Unit tests оформляются в виде отдельного iOS application. При желании его можно даже отправить в App Store ;)<text:line-break/>Таким образом, эти тесты избавлены от описанных недостатков. <text:line-break/>Однако не все так радужно. Их гораздо труднее использовать в CI из-за отсутствия интеграции с xCode и их "Application origin".<text:line-break/><text:line-break/><text:line-break/>Учитывая данную сравнительную таблицу, мы выбрали для себя GHUnit. Поскольку мы не готовы жертвовать возможностями отладки тестов и работы с bundles.<text:line-break/>-------------------------------------<text:line-break/><text:line-break/><text:line-break/><text:line-break/><text:line-break/><text:line-break/></text:p>
      <text:p text:style-name="P2">Slide22<text:line-break/><text:line-break/>Но и это еще не все. Для использования в рамках CI приложение нужно правильно сконфигурировать.<text:line-break/>Эта конфигурация отличается от интерактивной, используемой при development.<text:line-break/><text:line-break/>На слайде показано как сделать необходимые вещи : <text:line-break/> <text:s text:c="2"/>* GHUNIT_AUTORUN <text:s/>-- запускать без повеления пользователя.<text:line-break/> <text:s text:c="2"/>* WRITE_JUNIT_XML -- получить результаты теста в формате *.xml <text:line-break/> <text:s text:c="2"/>* GHUNIT_AUTOEXIT -- завершиться после выполнения (и не мешать дальнейшей работе сценария сборки)<text:line-break/> <text:s text:c="2"/><text:line-break/>(** запустить проект и показать действие флагов. **)<text:line-break/>-------------------------------------<text:line-break/><text:line-break/><text:line-break/><text:line-break/><text:line-break/><text:line-break/>Slide23<text:line-break/><text:line-break/>Здесь показана команда запуска теста. Данная утилита не входит в состав SDK. Однако вы с легкостью сможете найти ее на github и собрать самостоятельно.<text:line-break/>Ее интерфейс до безобразия прост. <text:line-break/>Однако следует быть осторожным с передачей пути к приложению. Программа отказывается работать с относительными путями и выдает не вполне внятные сообщения об ошибках.<text:line-break/>-------------------------------------<text:line-break/><text:line-break/><text:line-break/><text:line-break/><text:line-break/><text:line-break/>Slide24<text:line-break/><text:line-break/>Сбор результатов тестов также достаточно прост. GHUnit записывает их во временную папку. Вот в эту (** показать **).<text:line-break/>Теперь осталось только переместиться в нее и скопировать тесты в нужную папку.<text:line-break/>-------------------------------------<text:line-break/><text:line-break/><text:line-break/><text:line-break/><text:line-break/><text:line-break/></text:p>
      <text:p text:style-name="P2">Slide25<text:line-break/><text:line-break/>Еще один неочевидный момент -- необходимость "убить" процесс симулятора. Если этого не делать, то следующий тест может вообще не запуститься (это bug/feature apple SDK).<text:line-break/>Я советую делать это перед и после запуска очередного UnitTestXXX.app<text:line-break/>-------------------------------------<text:line-break/><text:line-break/><text:line-break/><text:line-break/><text:line-break/><text:line-break/><text:line-break/><text:line-break/><text:line-break/><text:line-break/>Slide26<text:line-break/><text:line-break/>В своих проектах мы используем следующую структуру директорий.<text:line-break/> <text:s text:c="2"/>app <text:s text:c="17"/>- для продуктов, поставляемых в App Store<text:line-break/> <text:s text:c="2"/>lib, lib-third-party - для библиотек. Своих и сторонних соответственно.<text:line-break/> <text:s text:c="2"/>frameworks <text:s text:c="10"/>- для сторонних *.framework. Также в этот каталог выполняется deployment своих библиотек, оформленных как Universal Binary или framework<text:line-break/> <text:s text:c="2"/>deployment <text:s text:c="10"/>- здесь build server будет искать собранные версии продуктов.<text:line-break/> <text:s text:c="2"/>tests <text:s text:c="15"/>- для Unit test всех видов.<text:line-break/> <text:s text:c="2"/>demo <text:s text:c="16"/>- для пробных проектов-прототипов, не поставляемых в App Store.<text:line-break/> <text:s text:c="2"/>tools <text:s text:c="15"/>- для программ-утилит Mac OS X, используемых при сборке.<text:line-break/><text:line-break/> <text:s text:c="2"/>[остальное и так ясно]<text:line-break/>-------------------------------------<text:line-break/><text:line-break/><text:line-break/><text:line-break/><text:line-break/><text:line-break/>Slide27<text:line-break/><text:line-break/>Спасибо за внимание.<text:line-break/>Рабочий пример проекта и сценариев сборки можно найти на нашей странице github. Равно как и эту статью.<text:line-break/>Те, кто не уснул, могут задать свои вопросы.<text:line-break/>-------------------------------------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eksandr  Dodatko</meta:initial-creator>
    <meta:creation-date>2011-06-29T11:42:54</meta:creation-date>
    <dc:date>2011-07-02T20:55:13.15</dc:date>
    <meta:editing-duration>PT5M57S</meta:editing-duration>
    <meta:editing-cycles>9</meta:editing-cycles>
    <meta:generator>LibreOffice/3.3$Win32 LibreOffice_project/330m19$Build-6</meta:generator>
    <meta:document-statistic meta:table-count="0" meta:image-count="0" meta:object-count="0" meta:page-count="8" meta:paragraph-count="9" meta:word-count="1241" meta:character-count="9721"/>
  </office:meta>
</office:document-meta>
</file>